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000000320B96860202CBCFC5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t" svg:stroke-width="0.035cm" svg:stroke-color="#000000" draw:marker-start-width="0.252cm" draw:marker-end="Arrowheads_20_10" draw:marker-end-width="0.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Dot" svg:stroke-width="0.035cm" svg:stroke-color="#000000" draw:marker-start-width="0.252cm" draw:marker-end="Circle" draw:marker-end-width="0.1cm" svg:stroke-opacity="100%" svg:stroke-linecap="butt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ot" svg:stroke-width="0.035cm" svg:stroke-color="#000000" draw:marker-start="Circle" draw:marker-start-width="0.1cm" draw:marker-end="" draw:marker-end-width="0.352cm" svg:stroke-opacity="100%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ot" svg:stroke-width="0.035cm" svg:stroke-color="#000000" draw:marker-start-width="0.252cm" draw:marker-end="" draw:marker-end-width="0.352cm" svg:stroke-opacity="100%" svg:stroke-linecap="butt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2cm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75cm" fo:min-width="4.5cm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cm" fo:min-width="3.5cm"/>
    </style:style>
    <style:style style:name="gr12" style:family="graphic" style:parent-style-name="objectwithoutfill">
      <style:graphic-properties svg:stroke-color="#000000" draw:marker-end="Circle" draw:marker-end-width="0.15cm" draw:fill="none" draw:textarea-vertical-align="middle"/>
    </style:style>
    <style:style style:name="gr13" style:family="graphic" style:parent-style-name="standard">
      <style:graphic-properties draw:stroke="none" draw:fill="solid" draw:fill-color="#eeeeee" loext:fill-use-slide-background="false" draw:textarea-horizontal-align="justify" draw:textarea-vertical-align="middle" draw:auto-grow-height="false" fo:min-height="0.625cm" fo:min-width="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eeeeee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4pt" style:font-name-asian="Liberation Sans" style:font-size-asian="14pt" style:font-name-complex="Liberation Sans" style:font-size-complex="14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cm" svg:height="10cm" svg:x="9.5cm" svg:y="3.25cm">
            <draw:image xlink:href="Pictures/100000010000019000000320B96860202CBCFC5C.png" xlink:type="simple" xlink:show="embed" xlink:actuate="onLoad" draw:mime-type="image/png">
              <text:p/>
            </draw:image>
          </draw:frame>
          <draw:g>
            <draw:line draw:style-name="gr2" draw:text-style-name="P1" draw:layer="layout" svg:x1="16cm" svg:y1="8.1cm" svg:x2="16.625cm" svg:y2="8.1cm">
              <text:p/>
            </draw:line>
            <draw:g>
              <draw:line draw:style-name="gr3" draw:text-style-name="P1" draw:layer="layout" svg:x1="16.875cm" svg:y1="7.225cm" svg:x2="16.875cm" svg:y2="6.85cm">
                <text:p/>
              </draw:line>
              <draw:line draw:style-name="gr4" draw:text-style-name="P1" draw:layer="layout" svg:x1="16.875cm" svg:y1="9.225cm" svg:x2="16.875cm" svg:y2="8.85cm">
                <text:p/>
              </draw:line>
              <draw:line draw:style-name="gr5" draw:text-style-name="P1" draw:layer="layout" svg:x1="16.875cm" svg:y1="8.85cm" svg:x2="17.125cm" svg:y2="8.725cm">
                <text:p/>
              </draw:line>
              <draw:line draw:style-name="gr5" draw:text-style-name="P1" draw:layer="layout" svg:x1="16.625cm" svg:y1="7.35cm" svg:x2="16.875cm" svg:y2="7.225cm">
                <text:p/>
              </draw:line>
              <draw:line draw:style-name="gr5" draw:text-style-name="P1" draw:layer="layout" svg:x1="16.625cm" svg:y1="8.6cm" svg:x2="17.125cm" svg:y2="8.725cm">
                <text:p/>
              </draw:line>
              <draw:line draw:style-name="gr5" draw:text-style-name="P1" draw:layer="layout" svg:x1="16.625cm" svg:y1="8.35cm" svg:x2="17.125cm" svg:y2="8.475cm">
                <text:p/>
              </draw:line>
              <draw:line draw:style-name="gr5" draw:text-style-name="P1" draw:layer="layout" svg:x1="16.625cm" svg:y1="8.6cm" svg:x2="17.125cm" svg:y2="8.475cm">
                <text:p/>
              </draw:line>
              <draw:line draw:style-name="gr5" draw:text-style-name="P1" draw:layer="layout" svg:x1="16.625cm" svg:y1="8.1cm" svg:x2="17.125cm" svg:y2="8.225cm">
                <text:p/>
              </draw:line>
              <draw:line draw:style-name="gr5" draw:text-style-name="P1" draw:layer="layout" svg:x1="16.625cm" svg:y1="8.35cm" svg:x2="17.125cm" svg:y2="8.225cm">
                <text:p/>
              </draw:line>
              <draw:line draw:style-name="gr5" draw:text-style-name="P1" draw:layer="layout" svg:x1="16.625cm" svg:y1="7.85cm" svg:x2="17.125cm" svg:y2="7.975cm">
                <text:p/>
              </draw:line>
              <draw:line draw:style-name="gr5" draw:text-style-name="P1" draw:layer="layout" svg:x1="16.625cm" svg:y1="8.1cm" svg:x2="17.125cm" svg:y2="7.975cm">
                <text:p/>
              </draw:line>
              <draw:line draw:style-name="gr5" draw:text-style-name="P1" draw:layer="layout" svg:x1="16.625cm" svg:y1="7.6cm" svg:x2="17.125cm" svg:y2="7.725cm">
                <text:p/>
              </draw:line>
              <draw:line draw:style-name="gr5" draw:text-style-name="P1" draw:layer="layout" svg:x1="16.625cm" svg:y1="7.85cm" svg:x2="17.125cm" svg:y2="7.725cm">
                <text:p/>
              </draw:line>
              <draw:line draw:style-name="gr5" draw:text-style-name="P1" draw:layer="layout" svg:x1="16.625cm" svg:y1="7.35cm" svg:x2="17.125cm" svg:y2="7.475cm">
                <text:p/>
              </draw:line>
              <draw:line draw:style-name="gr5" draw:text-style-name="P1" draw:layer="layout" svg:x1="16.625cm" svg:y1="7.6cm" svg:x2="17.125cm" svg:y2="7.475cm">
                <text:p/>
              </draw:line>
            </draw:g>
          </draw:g>
          <draw:custom-shape draw:style-name="gr6" draw:text-style-name="P1" draw:layer="layout" svg:width="0.5cm" svg:height="0.5cm" svg:x="9.625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cm" svg:y1="14cm" svg:x2="9cm" svg:y2="7.25cm">
            <text:p/>
          </draw:line>
          <draw:line draw:style-name="gr7" draw:text-style-name="P1" draw:layer="layout" svg:x1="9cm" svg:y1="7.25cm" svg:x2="9.625cm" svg:y2="7.25cm">
            <text:p/>
          </draw:line>
          <draw:custom-shape draw:style-name="gr6" draw:text-style-name="P1" draw:layer="layout" svg:width="0.5cm" svg:height="0.5cm" svg:x="13.975cm" svg:y="5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5cm" svg:y1="5.875cm" svg:x2="16.875cm" svg:y2="5.875cm">
            <text:p/>
          </draw:line>
          <draw:custom-shape draw:style-name="gr6" draw:text-style-name="P1" draw:layer="layout" svg:width="0.5cm" svg:height="0.5cm" svg:x="14cm" svg:y="7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5cm" svg:y1="8.1cm" svg:x2="16cm" svg:y2="8.1cm">
            <text:p/>
          </draw:line>
          <draw:line draw:style-name="gr8" draw:text-style-name="P1" draw:layer="layout" svg:x1="16.875cm" svg:y1="6.875cm" svg:x2="16.875cm" svg:y2="5.875cm">
            <text:p/>
          </draw:line>
          <draw:line draw:style-name="gr8" draw:text-style-name="P1" draw:layer="layout" svg:x1="9cm" svg:y1="14cm" svg:x2="16.875cm" svg:y2="14cm">
            <text:p/>
          </draw:line>
          <draw:line draw:style-name="gr8" draw:text-style-name="P1" draw:layer="layout" svg:x1="16.875cm" svg:y1="14cm" svg:x2="16.875cm" svg:y2="9.125cm">
            <text:p/>
          </draw:line>
          <draw:custom-shape draw:style-name="gr9" draw:text-style-name="P3" draw:layer="layout" svg:width="2.5cm" svg:height="1cm" svg:x="17.375cm" svg:y="7.5cm">
            <text:p text:style-name="P2"><text:span text:style-name="T1">100 K</text:span><text:span text:style-name="T2">Ω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5cm" svg:height="0.5cm" svg:x="9.625cm" svg:y="5.2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1" draw:layer="layout" svg:width="0.5cm" svg:height="0.5cm" svg:x="9.625cm" svg:y="5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g>
            <draw:custom-shape draw:style-name="gr10" draw:text-style-name="P1" draw:layer="layout" svg:width="5cm" svg:height="4cm" svg:x="2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4cm" svg:height="2.75cm" svg:x="2.5cm" svg:y="10.875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1" draw:layer="layout" svg:x1="3cm" svg:y1="10cm" svg:x2="3cm" svg:y2="9cm">
              <text:p/>
            </draw:line>
            <draw:line draw:style-name="gr12" draw:text-style-name="P1" draw:layer="layout" svg:x1="4cm" svg:y1="10cm" svg:x2="4cm" svg:y2="9cm">
              <text:p/>
            </draw:line>
            <draw:line draw:style-name="gr12" draw:text-style-name="P1" draw:layer="layout" svg:x1="5cm" svg:y1="10cm" svg:x2="5cm" svg:y2="9cm">
              <text:p/>
            </draw:line>
            <draw:line draw:style-name="gr12" draw:text-style-name="P1" draw:layer="layout" svg:x1="6cm" svg:y1="10cm" svg:x2="6cm" svg:y2="9cm">
              <text:p/>
            </draw:line>
            <draw:custom-shape draw:style-name="gr13" draw:text-style-name="P5" draw:layer="layout" svg:width="1cm" svg:height="0.625cm" svg:x="2.5cm" svg:y="10.125cm">
              <text:p text:style-name="P4"><text:span text:style-name="T3">GND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1cm" svg:height="0.625cm" svg:x="3.5cm" svg:y="10.125cm">
              <text:p text:style-name="P4"><text:span text:style-name="T3">VCC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1cm" svg:height="0.625cm" svg:x="4.5cm" svg:y="10.125cm">
              <text:p text:style-name="P4"><text:span text:style-name="T3">SCL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1cm" svg:height="0.625cm" svg:x="5.5cm" svg:y="10.125cm">
              <text:p text:style-name="P4"><text:span text:style-name="T3">SDA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1" draw:layer="layout" svg:x1="6cm" svg:y1="9cm" svg:x2="6cm" svg:y2="5.5cm">
            <text:p/>
          </draw:line>
          <draw:line draw:style-name="gr7" draw:text-style-name="P1" draw:layer="layout" svg:x1="6cm" svg:y1="5.5cm" svg:x2="9.625cm" svg:y2="5.5cm">
            <text:p/>
          </draw:line>
          <draw:line draw:style-name="gr7" draw:text-style-name="P1" draw:layer="layout" svg:x1="7cm" svg:y1="6cm" svg:x2="9.625cm" svg:y2="6cm">
            <text:p/>
          </draw:line>
          <draw:g>
            <draw:line draw:style-name="gr7" draw:text-style-name="P1" draw:layer="layout" svg:x1="5.5cm" svg:y1="6cm" svg:x2="6cm" svg:y2="6.5cm">
              <text:p/>
            </draw:line>
            <draw:line draw:style-name="gr7" draw:text-style-name="P1" draw:layer="layout" svg:x1="6.5cm" svg:y1="6cm" svg:x2="7cm" svg:y2="6cm">
              <text:p/>
            </draw:line>
            <draw:line draw:style-name="gr7" draw:text-style-name="P1" draw:layer="layout" svg:x1="6.5cm" svg:y1="6cm" svg:x2="6cm" svg:y2="6.5cm">
              <text:p/>
            </draw:line>
            <draw:line draw:style-name="gr7" draw:text-style-name="P1" draw:layer="layout" svg:x1="5cm" svg:y1="6cm" svg:x2="5.5cm" svg:y2="6cm">
              <text:p/>
            </draw:line>
          </draw:g>
          <draw:line draw:style-name="gr7" draw:text-style-name="P1" draw:layer="layout" svg:x1="5cm" svg:y1="9cm" svg:x2="5cm" svg:y2="6cm">
            <text:p/>
          </draw:line>
          <draw:line draw:style-name="gr7" draw:text-style-name="P1" draw:layer="layout" svg:x1="9cm" svg:y1="15cm" svg:x2="9cm" svg:y2="13.875cm">
            <text:p/>
          </draw:line>
          <draw:line draw:style-name="gr7" draw:text-style-name="P1" draw:layer="layout" svg:x1="1.5cm" svg:y1="15cm" svg:x2="9cm" svg:y2="15cm">
            <text:p/>
          </draw:line>
          <draw:line draw:style-name="gr7" draw:text-style-name="P1" draw:layer="layout" svg:x1="1.5cm" svg:y1="15cm" svg:x2="1.5cm" svg:y2="9cm">
            <text:p/>
          </draw:line>
          <draw:line draw:style-name="gr7" draw:text-style-name="P1" draw:layer="layout" svg:x1="1.5cm" svg:y1="9cm" svg:x2="3cm" svg:y2="9cm">
            <text:p/>
          </draw:line>
          <draw:line draw:style-name="gr7" draw:text-style-name="P1" draw:layer="layout" svg:x1="4cm" svg:y1="9.125cm" svg:x2="4cm" svg:y2="2cm">
            <text:p/>
          </draw:line>
          <draw:line draw:style-name="gr7" draw:text-style-name="P1" draw:layer="layout" svg:x1="4cm" svg:y1="2cm" svg:x2="16.875cm" svg:y2="2cm">
            <text:p/>
          </draw:line>
          <draw:line draw:style-name="gr7" draw:text-style-name="P1" draw:layer="layout" svg:x1="16.875cm" svg:y1="5.875cm" svg:x2="16.875cm" svg:y2="2cm">
            <text:p/>
          </draw:line>
          <draw:custom-shape draw:style-name="gr13" draw:text-style-name="P5" draw:layer="layout" svg:width="1cm" svg:height="0.625cm" svg:x="15cm" svg:y="8.25cm">
            <text:p text:style-name="P4"><text:span text:style-name="T3">IN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2:13:12.990439438</meta:creation-date>
    <meta:generator>LibreOffice/7.4.5.1$MacOSX_AARCH64 LibreOffice_project/9c0871452b3918c1019dde9bfac75448afc4b57f</meta:generator>
    <dc:date>2023-09-17T12:35:58.850930550</dc:date>
    <meta:editing-duration>PT2H42M13S</meta:editing-duration>
    <meta:editing-cycles>31</meta:editing-cycles>
    <meta:document-statistic meta:object-count="61"/>
  </office:meta>
</office:document-meta>
</file>